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longest-common-prefix/" text:style-name="Internet_20_link" text:visited-style-name="Visited_20_Internet_20_Link"><text:span text:style-name="T1">14. Longest Common Prefix</text:span></text:a></text:p>
      <text:p text:style-name="P4">Solved</text:p>
      <text:p text:style-name="P4">Easy</text:p>
      <text:p text:style-name="P4">Topics</text:p>
      <text:p text:style-name="P5">Companies</text:p>
      <text:p text:style-name="P6">Write a function to find the longest common prefix string amongst an array of strings.</text:p>
      <text:p text:style-name="P3"><text:span text:style-name="T1">If there is no common prefix, return an empty string </text:span><text:span text:style-name="Source_20_Text"><text:span text:style-name="T2">""</text:span></text:span><text:span text:style-name="T1">.</text:span></text:p>
      <text:p text:style-name="P6"> 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trs = ["flower","flow","flight"]</text:span></text:p>
      <text:p text:style-name="P1"><text:span text:style-name="Strong_20_Emphasis"><text:span text:style-name="T1">Output:</text:span></text:span><text:span text:style-name="T1"> "fl"</text:span>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trs = ["dog","racecar","car"]</text:span></text:p>
      <text:p text:style-name="P2"><text:span text:style-name="Strong_20_Emphasis"><text:span text:style-name="T1">Output:</text:span></text:span><text:span text:style-name="T1"> ""</text:span></text:p>
      <text:p text:style-name="P1"><text:span text:style-name="Strong_20_Emphasis"><text:span text:style-name="T1">Explanation:</text:span></text:span><text:span text:style-name="T1"> There is no common prefix among the input strings.</text:span></text:p>
      <text:p text:style-name="P6"> </text:p>
      <text:p text:style-name="P3"><text:span text:style-name="Strong_20_Emphasis"><text:span text:style-name="T1">Constraints:</text:span></text:span></text:p>
      <text:list xml:id="list938713707" text:style-name="L1">
        <text:list-item>
          <text:p text:style-name="P7"><text:span text:style-name="Source_20_Text"><text:span text:style-name="T2">1 &lt;= strs.length &lt;= 200</text:span></text:span></text:p>
        </text:list-item>
        <text:list-item>
          <text:p text:style-name="P7"><text:span text:style-name="Source_20_Text"><text:span text:style-name="T2">0 &lt;= strs[i].length &lt;= 200</text:span></text:span></text:p>
        </text:list-item>
        <text:list-item>
          <text:p text:style-name="P8"><text:span text:style-name="Source_20_Text"><text:span text:style-name="T2">strs[i]</text:span></text:span><text:span text:style-name="T1"> consists of only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0T08:41:07.408000000</dc:date>
    <meta:editing-duration>PT10M29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0" meta:word-count="81" meta:character-count="491" meta:non-whitespace-character-count="429"/>
  </office:meta>
</office:document-meta>
</file>